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officeooo:rsid="0016948d" officeooo:paragraph-rsid="0016948d"/>
    </style:style>
    <style:style style:name="P2" style:family="paragraph" style:parent-style-name="Footer">
      <style:paragraph-properties fo:text-align="center" style:justify-single-word="false"/>
    </style:style>
    <style:style style:name="P3" style:family="paragraph" style:parent-style-name="Text_20_body">
      <style:text-properties officeooo:rsid="0016948d" officeooo:paragraph-rsid="0016948d"/>
    </style:style>
    <style:style style:name="P4" style:family="paragraph" style:parent-style-name="Text_20_body">
      <style:paragraph-properties fo:text-align="center" style:justify-single-word="false"/>
      <style:text-properties officeooo:rsid="0016948d" officeooo:paragraph-rsid="0016948d"/>
    </style:style>
    <style:style style:name="P5" style:family="paragraph" style:parent-style-name="Text_20_body">
      <style:text-properties officeooo:paragraph-rsid="0016948d"/>
    </style:style>
    <style:style style:name="P6" style:family="paragraph" style:parent-style-name="Text_20_body">
      <style:text-properties officeooo:paragraph-rsid="001793ad"/>
    </style:style>
    <style:style style:name="P7" style:family="paragraph" style:parent-style-name="Text_20_body">
      <style:paragraph-properties fo:text-align="center" style:justify-single-word="false"/>
      <style:text-properties officeooo:rsid="001c18ac" officeooo:paragraph-rsid="001c18ac"/>
    </style:style>
    <style:style style:name="P8" style:family="paragraph" style:parent-style-name="Text_20_body">
      <style:paragraph-properties fo:text-align="center" style:justify-single-word="false"/>
      <style:text-properties officeooo:paragraph-rsid="001c18ac"/>
    </style:style>
    <style:style style:name="P9" style:family="paragraph" style:parent-style-name="Text_20_body">
      <style:text-properties fo:font-style="normal" officeooo:rsid="001fb655" officeooo:paragraph-rsid="0016948d" style:font-style-asian="normal" style:font-style-complex="normal"/>
    </style:style>
    <style:style style:name="P10" style:family="paragraph" style:parent-style-name="Text_20_body">
      <style:paragraph-properties fo:break-before="page"/>
      <style:text-properties officeooo:rsid="0016948d" officeooo:paragraph-rsid="0016948d"/>
    </style:style>
    <style:style style:name="P11" style:family="paragraph" style:parent-style-name="Title">
      <style:text-properties officeooo:rsid="0016948d" officeooo:paragraph-rsid="0016948d"/>
    </style:style>
    <style:style style:name="P12" style:family="paragraph" style:parent-style-name="Heading_20_1">
      <style:paragraph-properties fo:break-before="page"/>
      <style:text-properties officeooo:rsid="0016948d" officeooo:paragraph-rsid="0016948d"/>
    </style:style>
    <style:style style:name="P13" style:family="paragraph" style:parent-style-name="Heading_20_1">
      <style:paragraph-properties fo:break-before="page"/>
      <style:text-properties officeooo:rsid="001793ad" officeooo:paragraph-rsid="001793ad"/>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Heading_20_3">
      <style:text-properties officeooo:rsid="0016948d" officeooo:paragraph-rsid="0016948d"/>
    </style:style>
    <style:style style:name="P17" style:family="paragraph" style:parent-style-name="Text_20_body">
      <style:text-properties officeooo:paragraph-rsid="0016948d"/>
    </style:style>
    <style:style style:name="P18" style:family="paragraph" style:parent-style-name="Text_20_body">
      <style:text-properties officeooo:rsid="001fb655" officeooo:paragraph-rsid="0022f52f"/>
    </style:style>
    <style:style style:name="T1" style:family="text">
      <style:text-properties officeooo:rsid="001793ad"/>
    </style:style>
    <style:style style:name="T2" style:family="text">
      <style:text-properties officeooo:rsid="0018cda6"/>
    </style:style>
    <style:style style:name="T3" style:family="text">
      <style:text-properties officeooo:rsid="001c18ac"/>
    </style:style>
    <style:style style:name="T4" style:family="text">
      <style:text-properties fo:font-style="italic" officeooo:rsid="00469aa2" style:font-style-asian="italic" style:font-style-complex="italic"/>
    </style:style>
    <style:style style:name="T5" style:family="text">
      <style:text-properties fo:font-style="normal" officeooo:rsid="001c8be6" style:font-style-asian="normal" style:font-style-complex="normal"/>
    </style:style>
    <style:style style:name="T6" style:family="text">
      <style:text-properties fo:font-style="normal" officeooo:rsid="0042346c" style:font-style-asian="normal" style:font-style-complex="normal"/>
    </style:style>
    <style:style style:name="T7" style:family="text">
      <style:text-properties fo:font-style="normal" officeooo:rsid="00469aa2" style:font-style-asian="normal" style:font-style-complex="normal"/>
    </style:style>
    <style:style style:name="T8" style:family="text">
      <style:text-properties fo:font-style="normal" officeooo:rsid="004876f3" style:font-style-asian="normal" style:font-style-complex="normal"/>
    </style:style>
    <style:style style:name="T9" style:family="text">
      <style:text-properties fo:font-style="normal" officeooo:rsid="00484062" style:font-style-asian="normal" style:font-style-complex="normal"/>
    </style:style>
    <style:style style:name="T10" style:family="text">
      <style:text-properties fo:font-style="normal" officeooo:rsid="004a446f" style:font-style-asian="normal" style:font-style-complex="normal"/>
    </style:style>
    <style:style style:name="T11" style:family="text">
      <style:text-properties fo:font-style="normal" officeooo:rsid="004b0f6b" style:font-style-asian="normal" style:font-style-complex="normal"/>
    </style:style>
    <style:style style:name="T12" style:family="text">
      <style:text-properties fo:font-style="normal" officeooo:rsid="004c1ad2" style:font-style-asian="normal" style:font-style-complex="normal"/>
    </style:style>
    <style:style style:name="T13" style:family="text">
      <style:text-properties fo:font-style="normal" officeooo:rsid="00559345" style:font-style-asian="normal" style:font-style-complex="normal"/>
    </style:style>
    <style:style style:name="T14" style:family="text">
      <style:text-properties fo:font-style="normal" officeooo:rsid="0056dd38" style:font-style-asian="normal" style:font-style-complex="normal"/>
    </style:style>
    <style:style style:name="T15" style:family="text">
      <style:text-properties fo:font-style="normal" officeooo:rsid="00581db0" style:font-style-asian="normal" style:font-style-complex="normal"/>
    </style:style>
    <style:style style:name="T16" style:family="text">
      <style:text-properties fo:font-style="normal" officeooo:rsid="0058a296" style:font-style-asian="normal" style:font-style-complex="normal"/>
    </style:style>
    <style:style style:name="T17" style:family="text">
      <style:text-properties fo:font-style="normal" officeooo:rsid="005a70cf" style:font-style-asian="normal" style:font-style-complex="normal"/>
    </style:style>
    <style:style style:name="T18" style:family="text">
      <style:text-properties fo:font-style="normal" officeooo:rsid="005e271a" style:font-style-asian="normal" style:font-style-complex="normal"/>
    </style:style>
    <style:style style:name="T19" style:family="text">
      <style:text-properties fo:font-style="normal" officeooo:rsid="005fb0fe" style:font-style-asian="normal" style:font-style-complex="normal"/>
    </style:style>
    <style:style style:name="T20" style:family="text">
      <style:text-properties fo:font-style="normal" officeooo:rsid="00608e7f" style:font-style-asian="normal" style:font-style-complex="normal"/>
    </style:style>
    <style:style style:name="T21" style:family="text">
      <style:text-properties fo:font-style="normal" officeooo:rsid="00679b97" style:font-style-asian="normal" style:font-style-complex="normal"/>
    </style:style>
    <style:style style:name="T22" style:family="text">
      <style:text-properties fo:font-style="normal" officeooo:rsid="00615807" style:font-style-asian="normal" style:font-style-complex="normal"/>
    </style:style>
    <style:style style:name="T23" style:family="text">
      <style:text-properties officeooo:rsid="00281c66"/>
    </style:style>
    <style:style style:name="T24" style:family="text">
      <style:text-properties officeooo:rsid="001c96ee"/>
    </style:style>
    <style:style style:name="T25" style:family="text">
      <style:text-properties officeooo:rsid="002203a8"/>
    </style:style>
    <style:style style:name="T26" style:family="text">
      <style:text-properties officeooo:rsid="00224d6d"/>
    </style:style>
    <style:style style:name="T27" style:family="text">
      <style:text-properties officeooo:rsid="00225045"/>
    </style:style>
    <style:style style:name="T28" style:family="text">
      <style:text-properties officeooo:rsid="0022f52f"/>
    </style:style>
    <style:style style:name="T29" style:family="text">
      <style:text-properties officeooo:rsid="005543e8"/>
    </style:style>
    <style:style style:name="T30" style:family="text">
      <style:text-properties officeooo:rsid="002a5e35"/>
    </style:style>
    <style:style style:name="T31" style:family="text">
      <style:text-properties officeooo:rsid="002a7d6b"/>
    </style:style>
    <style:style style:name="T32" style:family="text">
      <style:text-properties officeooo:rsid="002c596b"/>
    </style:style>
    <style:style style:name="T33" style:family="text">
      <style:text-properties officeooo:rsid="002d9c3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TER Modèle neuronaux</text:p>
      <text:p text:style-name="P3"/>
      <text:p text:style-name="P4"/>
      <text:p text:style-name="P4"/>
      <text:p text:style-name="P7">Travail d’étude et de recherche réalisé par Berrien Samuel et Biard David</text:p>
      <text:p text:style-name="P8"><text:span text:style-name="T3">Le code ayant été mit en œuvre pour mener à bien cette unité d’enseignement est disponible à l’adresse suivante : </text:span><text:a xlink:type="simple" xlink:href="https://github.com/Ipsedo/TER_modele_neuronaux" text:style-name="Internet_20_link" text:visited-style-name="Visited_20_Internet_20_Link"><text:span text:style-name="T3">https://github.com/Ipsedo/TER_modele_neuronaux</text:span></text:a></text:p>
      <text:p text:style-name="P10"/>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4"><text:a xlink:type="simple" xlink:href="#__RefHeading___Toc123_1826268114" text:style-name="Index_20_Link" text:visited-style-name="Index_20_Link">I. Introduction<text:tab/>3</text:a></text:p>
          <text:p text:style-name="P14"><text:a xlink:type="simple" xlink:href="#__RefHeading___Toc125_1826268114" text:style-name="Index_20_Link" text:visited-style-name="Index_20_Link">II. Le sujet<text:tab/>4</text:a></text:p>
          <text:p text:style-name="P15"><text:a xlink:type="simple" xlink:href="#__RefHeading___Toc127_1826268114" text:style-name="Index_20_Link" text:visited-style-name="Index_20_Link">1. La tache<text:tab/>4</text:a></text:p>
          <text:p text:style-name="P15"><text:a xlink:type="simple" xlink:href="#__RefHeading___Toc129_1826268114" text:style-name="Index_20_Link" text:visited-style-name="Index_20_Link">2. Les données<text:tab/>4</text:a></text:p>
          <text:p text:style-name="P15"><text:a xlink:type="simple" xlink:href="#__RefHeading___Toc131_1826268114" text:style-name="Index_20_Link" text:visited-style-name="Index_20_Link">3. Les données finales<text:tab/>5</text:a></text:p>
          <text:p text:style-name="P14"><text:a xlink:type="simple" xlink:href="#__RefHeading___Toc133_1826268114" text:style-name="Index_20_Link" text:visited-style-name="Index_20_Link">III. Modélisation<text:tab/>6</text:a></text:p>
          <text:p text:style-name="P14"><text:a xlink:type="simple" xlink:href="#__RefHeading___Toc135_1826268114" text:style-name="Index_20_Link" text:visited-style-name="Index_20_Link">IV. Résultats<text:tab/>7</text:a></text:p>
          <text:p text:style-name="P14"><text:a xlink:type="simple" xlink:href="#__RefHeading___Toc137_1826268114" text:style-name="Index_20_Link" text:visited-style-name="Index_20_Link">V. Conclusion<text:tab/>8</text:a></text:p>
        </text:index-body>
      </text:table-of-content>
      <text:p text:style-name="P3"/>
      <text:h text:style-name="P12" text:outline-level="1"><text:bookmark-start text:name="__RefHeading___Toc123_1826268114"/><text:span text:style-name="T25">I. </text:span>Introduction<text:bookmark-end text:name="__RefHeading___Toc123_1826268114"/></text:h>
      <text:p text:style-name="P5"/>
      <text:p text:style-name="Text_20_body"><text:span text:style-name="T24"><text:tab/>Dans le cadre de ce Travail Encadré de Recherche, nous avons choisi de baser notre étude sur <text:s/>le traitement et l’analyse de séquences de symboles. Le but étant de pouvoir effectuer des prédictions les plus fiables et précises possible vis à vis de la classification de ces séquences. Ces données sur lesquelles nous allons travailler sont des Tweets provenant directement de vrais exemples trouvés sur le site « www.twitter.com ». Cet ensemble de données est disponible à l’adresse suivante : <text:s/></text:span><text:a xlink:type="simple" xlink:href="http://thinknook.com/wp-content/uploads/2012/09/Sentiment-Analysis-Dataset.zip" text:style-name="Internet_20_link" text:visited-style-name="Visited_20_Internet_20_Link"><text:span text:style-name="T5">http://thinknook.com/wp-content/uploads/2012/09/Sentiment-Analysis-Dataset.zip</text:span></text:a><text:span text:style-name="T5">. </text:span><text:span text:style-name="T6">La totalité du développement de ce projet à été réalisé avec le langage Python et les réseaux de neurones ont été effectué à l’aide de l’API « Torch » et de son interface « PyTorch ».</text:span></text:p>
      <text:p text:style-name="Text_20_body"><text:tab/><text:span text:style-name="T23">Dans un premier temps, nous présenterons de manière plus précise le sujet principal de notre recherche, avec notamment des détails concernant la description de la tâche à réaliser, l’analyse des données utilisées ainsi que le pré-traitement effectué sur cet ensemble de séquences. Par la suite, nous modéliserons les différents modèles utilisés, en détaillant leurs structures et en y ajoutant des explications sur le choix des hyper-paramètres, ce qui permettra de mieux comprendre les différentes approches que nous avons pu appliquer sur l’apprentissage de nos « classifieurs ». Enfin, nous présenterons les résultats obtenus à la suite des différentes phases de test. S’en suivra d’une conclusion résumant l’essentiel de notre travail ainsi que divers remarques concernant l’entièreté du projet.</text:span></text:p>
      <text:h text:style-name="P12" text:outline-level="1"><text:bookmark-start text:name="__RefHeading___Toc125_1826268114"/><text:span text:style-name="T26">II. Le sujet</text:span><text:bookmark-end text:name="__RefHeading___Toc125_1826268114"/></text:h>
      <text:p text:style-name="P5"/>
      <text:h text:style-name="P16" text:outline-level="3"><text:bookmark-start text:name="__RefHeading___Toc127_1826268114"/><text:span text:style-name="T27">1. La tache</text:span><text:bookmark-end text:name="__RefHeading___Toc127_1826268114"/></text:h>
      <text:p text:style-name="P5"/>
      <text:p text:style-name="P18"><text:span text:style-name="T7"><text:tab/>Le but principale de ce projet est d’effectuer une classification binaire sur un ensemble de tweets. Ces tweets sont considérés comme des séquences de symboles où chaque séquence peut être classé dans une catégorie. Nous avons ici deux classes possible pour étiqueter nos phrases : </text:span><text:span text:style-name="T4">pleasant</text:span><text:span text:style-name="T7"> et </text:span><text:span text:style-name="T4">unpleasant. </text:span><text:span text:style-name="T7">Autrement dit, il s’agit de décider si un tweet </text:span><text:span text:style-name="T8">représente</text:span><text:span text:style-name="T9"> un</text:span><text:span text:style-name="T7"> sentiment positif ou négatif. </text:span><text:span text:style-name="T10">L’ensemble de données est entièrement étiquet</text:span><text:span text:style-name="T11">é</text:span><text:span text:style-name="T10"> à l’avance.</text:span><text:span text:style-name="T7"> </text:span><text:span text:style-name="T10">Nous allons </text:span><text:span text:style-name="T11">par conséquent</text:span><text:span text:style-name="T10"> réaliser de l’apprentissage supervisé afin de répondre au mieux à cette tâche. </text:span><text:span text:style-name="T12">Les modèles qui seront utilisés durant toute cette analyse sont, comme le spécifie cette unité d’enseignement, des réseaux de neurones.</text:span></text:p>
      <text:p text:style-name="P9"/>
      <text:h text:style-name="P16" text:outline-level="3"><text:bookmark-start text:name="__RefHeading___Toc129_1826268114"/><text:span text:style-name="T28">2. Les données</text:span><text:bookmark-end text:name="__RefHeading___Toc129_1826268114"/></text:h>
      <text:p text:style-name="P5"/>
      <text:p text:style-name="Text_20_body"><text:tab/>Voyons maintenant ce qu’il en est de l’apparence de ces données après une récupération « brute » de celles-ci.</text:p>
      <text:p text:style-name="Text_20_body"><text:span text:style-name="T29"><text:tab/>Le premier problème qui se pose lorsque l’on veut effectuer de la classification binaire sur un grands nombre de tweets, est la taille des données. En effet, la base de données sur laquelle nous avons travaillé regroupe <text:s/></text:span><text:span text:style-name="T5">1 578 627 </text:span><text:span text:style-name="T13">tweets différents. Chacun étant bien évidemment étiqueté avec le sentiment qui lui correspond. </text:span><text:span text:style-name="T14">Il est donc très, voir trop coûteux d</text:span><text:span text:style-name="T15">e concevoir</text:span><text:span text:style-name="T14"> des modèles complexes sur un nombre aussi grand d’exemples, </text:span><text:span text:style-name="T15">ne serait-ce que pour le choix des hyper-paramètres</text:span><text:span text:style-name="T14">. Pour gérer cela, nous avons partitionner notre ensemble de la manière suivante : </text:span><text:span text:style-name="T16">un ensemble de test composé de 10 000 tweets servant à tester les performances de nos modèles, un ensemble de validation de 10 000 tweets également, servant à choisir les meilleurs hyper-paramètres possible, et un dernier ensemble d’apprentissage de taille variable, permettant d’entraîner nos modèles neuronaux. </text:span><text:span text:style-name="T17">Une fois les meilleurs optimisations trouvées, nous essaierons de lancer l’apprentissage sur le plus grand nombre d’exemple</text:span><text:span text:style-name="T18">s</text:span><text:span text:style-name="T17"> possible</text:span><text:span text:style-name="T18">s</text:span><text:span text:style-name="T17">.</text:span></text:p>
      <text:p text:style-name="Text_20_body"><text:span text:style-name="T17"><text:tab/></text:span><text:span text:style-name="T19">Un deuxième problème à prendre en compte, concerne la « propreté » des tweets sur lesquelles on souhaite travailler. En effet, les fautes d’orthographe, une ponctuation excessive, la présence de smileys, </text:span><text:span text:style-name="T20">de liens </text:span><text:span text:style-name="T21">(urls)</text:span><text:span text:style-name="T20">, de divers caractères</text:span><text:span text:style-name="T19">, ainsi que la récurrence abusive de même lettres en font des séquences qui ne sont pas exploitables directement par un modèle d’apprentissage. Il est donc primordial d’effectuer un pré-traitement sur ces données si l’on souhaite </text:span><text:soft-page-break/><text:span text:style-name="T22">espérer</text:span><text:span text:style-name="T19"> de bons résultats. Voyons quelques exemples afin de mieux comprendre à quoi pourrai ressembler un tweet sans aucun traitement.</text:span></text:p>
      <text:p text:style-name="Text_20_body">« Juuuuuuuuuuuuuuuuussssst Chillin!! »</text:p>
      <text:p text:style-name="Text_20_body">« my life is very lazzzzyyyy!!!!!!! <text:s text:c="11"/>*********** »</text:p>
      <text:p text:style-name="Text_20_body">« hate u ... <text:s/>leysh t9ar5 ... =((((((( .. »</text:p>
      <text:p text:style-name="Text_20_body">On peut facilement se rendre compte que beaucoup de tweets nécessitent donc un conditionnement avant d’être donné à un modèle. De plus, dans le cas d’une première approche relativement naïve, nous allons dans un premier temps considérer ces données comme des séquences de symboles où chaque symbole est en fait un mot. Cela implique que nous devons créer un vocabulaire dont la taille augmente au fonction du nombre de tweets que l’on considère. Par conséquent, en raisonnant de cette manière, le dictionnaire contenant le vocabulaire fera une différence entre les mots « juuust » et « juuuuuust » ce qui va engendrer un vocabulaire beaucoup plus important pour une précision qui n’en sera pas meilleure.</text:p>
      <text:p text:style-name="Text_20_body"/>
      <text:h text:style-name="P16" text:outline-level="3"><text:bookmark-start text:name="__RefHeading___Toc131_1826268114"/><text:span text:style-name="T30">3. </text:span>Les données finales<text:bookmark-end text:name="__RefHeading___Toc131_1826268114"/></text:h>
      <text:p text:style-name="P5">- <text:span text:style-name="T1">filtrage des données (regexp)</text:span></text:p>
      <text:p text:style-name="P5">- <text:span text:style-name="T1">pertes d’info, gain du filtrage</text:span></text:p>
      <text:h text:style-name="P13" text:outline-level="1"><text:bookmark-start text:name="__RefHeading___Toc133_1826268114"/><text:span text:style-name="T31">III. </text:span>Modélisation<text:bookmark-end text:name="__RefHeading___Toc133_1826268114"/></text:h>
      <text:p text:style-name="P6">- <text:span text:style-name="T2">figures (différents modèles, graphes)</text:span></text:p>
      <text:p text:style-name="P6">- <text:span text:style-name="T2">choix des hyperparamètres (sur ensemble validation)</text:span></text:p>
      <text:h text:style-name="P13" text:outline-level="1"><text:bookmark-start text:name="__RefHeading___Toc135_1826268114"/><text:span text:style-name="T32">IV. </text:span>Résultats<text:bookmark-end text:name="__RefHeading___Toc135_1826268114"/></text:h>
      <text:h text:style-name="P13" text:outline-level="1"><text:bookmark-start text:name="__RefHeading___Toc137_1826268114"/><text:span text:style-name="T33">V. </text:span>Conclusion<text:bookmark-end text:name="__RefHeading___Toc137_18262681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officeooo:rsid="0016948d" officeooo:paragraph-rsid="0016948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RRIEN Samuel, BIARD David<text:tab/><text:tab/>M1 Informatique, Université Paris-Saclay</text:p>
      </style:header>
      <style:footer>
        <text:p text:style-name="MP2"><text:page-number text:select-page="current">8</text:page-number><text:s/>/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6:20:56.657761340</meta:creation-date>
    <dc:date>2018-05-02T18:30:37.633104816</dc:date>
    <meta:editing-duration>PT37M25S</meta:editing-duration>
    <meta:editing-cycles>22</meta:editing-cycles>
    <meta:generator>LibreOffice/5.4.6.2$Linux_X86_64 LibreOffice_project/40m0$Build-2</meta:generator>
    <meta:document-statistic meta:table-count="0" meta:image-count="0" meta:object-count="0" meta:page-count="8" meta:paragraph-count="36" meta:word-count="867" meta:character-count="5578" meta:non-whitespace-character-count="4725"/>
  </office:meta>
</office:document-meta>
</file>